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417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492cm"/>
    </style:style>
    <style:style style:name="co13" style:family="table-column">
      <style:table-column-properties fo:break-before="auto" style:column-width="0.868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fo:border="0.74pt solid #000000"/>
    </style:style>
    <style:style style:name="ce2" style:family="table-cell" style:parent-style-name="Default">
      <style:table-cell-properties fo:background-color="#b3cac7" fo:border="0.74pt solid #00000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ffe994" fo:border="0.74pt solid #000000"/>
    </style:style>
    <style:style style:name="ce9" style:family="table-cell" style:parent-style-name="Default">
      <style:table-cell-properties fo:background-color="#ffb66c" fo:border="0.74pt solid #000000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rigin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ZadanieA" table:style-name="ta1"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yskane głosy</text:p>
          </table:table-cell>
          <table:table-cell table:style-name="ce3" table:formula="of:=SUM([.B2:.B21])" office:value-type="float" office:value="6331" calcext:value-type="float">
            <text:p>6331</text:p>
          </table:table-cell>
          <table:table-cell table:style-name="ce3" table:formula="of:=SUM([.C2:.C21])" office:value-type="float" office:value="3801" calcext:value-type="float">
            <text:p>3801</text:p>
          </table:table-cell>
          <table:table-cell table:style-name="ce3" table:formula="of:=SUM([.D2:.D21])" office:value-type="float" office:value="3866" calcext:value-type="float">
            <text:p>3866</text:p>
          </table:table-cell>
          <table:table-cell table:style-name="ce3" table:formula="of:=SUM([.E2:.E21])" office:value-type="float" office:value="4941" calcext:value-type="float">
            <text:p>4941</text:p>
          </table:table-cell>
          <table:table-cell table:style-name="ce3" table:formula="of:=SUM([.F2:.F21])" office:value-type="float" office:value="4351" calcext:value-type="float">
            <text:p>4351</text:p>
          </table:table-cell>
          <table:table-cell table:style-name="ce3" table:formula="of:=SUM([.G2:.G21])" office:value-type="float" office:value="2281" calcext:value-type="float">
            <text:p>2281</text:p>
          </table:table-cell>
          <table:table-cell/>
        </table:table-row>
      </table:table>
      <table:table table:name="ZadanieB" table:style-name="ta1">
        <table:table-column table:style-name="co7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Suma głosów (okrąg)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6"/>
        </table:table-row>
        <table:table-row table:style-name="ro1">
          <table:table-cell table:formula="of:=SUM([.C2:.H2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3:.H3])"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4:.H4])"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5:.H5])"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 table:number-columns-spanned="3" table:number-rows-spanned="1"/>
          <table:covered-table-cell table:number-columns-repeated="2" table:style-name="ce6"/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Ilość głosów</text:p>
          </table:table-cell>
        </table:table-row>
        <table:table-row table:style-name="ro1">
          <table:table-cell table:formula="of:=SUM([.C6:.H6])"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większą ilość głosów: </text:p>
          </table:table-cell>
          <table:covered-table-cell table:number-columns-repeated="2" table:style-name="ce7"/>
          <table:table-cell table:style-name="ce8" table:formula="of:=VLOOKUP([.O6]; [.$A$2:.$B$21]; 2; 0)" office:value-type="float" office:value="2" calcext:value-type="float">
            <text:p>2</text:p>
          </table:table-cell>
          <table:table-cell table:style-name="ce9" table:formula="of:=MAX([.A2:.A21])" office:value-type="float" office:value="1552" calcext:value-type="float">
            <text:p>1552</text:p>
          </table:table-cell>
        </table:table-row>
        <table:table-row table:style-name="ro1">
          <table:table-cell table:formula="of:=SUM([.C7:.H7])" office:value-type="float" office:value="1521" calcext:value-type="float">
            <text:p>1521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" office:value-type="string" calcext:value-type="string" table:number-columns-spanned="3" table:number-rows-spanned="1">
            <text:p>Okrąg, który uzyskał najmniejszą ilość głosów: </text:p>
          </table:table-cell>
          <table:covered-table-cell table:number-columns-repeated="2" table:style-name="ce7"/>
          <table:table-cell table:style-name="ce8" table:formula="of:=VLOOKUP([.O7]; [.$A$2:.$B$21]; 2; 0)" office:value-type="float" office:value="4" calcext:value-type="float">
            <text:p>4</text:p>
          </table:table-cell>
          <table:table-cell table:style-name="ce9" table:formula="of:=MIN([.A2:.A21])" office:value-type="float" office:value="1017" calcext:value-type="float">
            <text:p>1017</text:p>
          </table:table-cell>
        </table:table-row>
        <table:table-row table:style-name="ro1">
          <table:table-cell table:formula="of:=SUM([.C8:.H8])"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SUM([.C9:.H9])" office:value-type="float" office:value="1364" calcext:value-type="float">
            <text:p>1364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  <table:table-cell office:value-type="float" office:value="301" calcext:value-type="float">
            <text:p>301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SUM([.C10:.H10])"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1:.H11])"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SUM([.C12:.H12])"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61" calcext:value-type="float">
            <text:p>261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3:.H13])" office:value-type="float" office:value="1123" calcext:value-type="float">
            <text:p>1123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4:.H14])" office:value-type="float" office:value="1266" calcext:value-type="float">
            <text:p>1266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SUM([.C15:.H15])" office:value-type="float" office:value="1096" calcext:value-type="float">
            <text:p>1096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SUM([.C16:.H16])" office:value-type="float" office:value="1480" calcext:value-type="float">
            <text:p>148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7:.H17])" office:value-type="float" office:value="1417" calcext:value-type="float">
            <text:p>1417</text:p>
          </table:table-cell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SUM([.C18:.H18])" office:value-type="float" office:value="1468" calcext:value-type="float">
            <text:p>1468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38" calcext:value-type="float">
            <text:p>238</text:p>
          </table:table-cell>
          <table:table-cell office:value-type="float" office:value="406" calcext:value-type="float">
            <text:p>40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19:.H19])" office:value-type="float" office:value="1152" calcext:value-type="float">
            <text:p>1152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SUM([.C20:.H20])" office:value-type="float" office:value="1180" calcext:value-type="float">
            <text:p>1180</text:p>
          </table:table-cell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SUM([.C21:.H21])"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</table:table>
      <table:table table:name="ZadanieC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ce12"/>
        <table:table-column table:style-name="co3" table:number-columns-repeated="2" table:default-cell-style-name="Default"/>
        <table:table-column table:style-name="co15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daty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Komitet</text:p>
          </table:table-cell>
          <table:table-cell table:style-name="ce7" office:value-type="string" calcext:value-type="string">
            <text:p>Liczba głosów</text:p>
          </table:table-cell>
        </table:table-row>
        <table:table-row table:style-name="ro1">
          <table:table-cell table:style-name="ce10" table:number-columns-repeated="8"/>
          <table:table-cell/>
          <table:table-cell table:style-name="ce2" office:value-type="string" calcext:value-type="string">
            <text:p>A</text:p>
          </table:table-cell>
          <table:table-cell table:style-name="ce9" table:formula="of:=COUNTIF([.$H$5:.$H$28]; [.J3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Krok</text:p>
          </table:table-cell>
          <table:table-cell table:style-name="ce11" office:value-type="string" calcext:value-type="string" table:number-columns-spanned="6" table:number-rows-spanned="1">
            <text:p>Komitety</text:p>
          </table:table-cell>
          <table:covered-table-cell table:number-columns-repeated="5" table:style-name="ce2"/>
          <table:table-cell table:style-name="ce2" office:value-type="string" calcext:value-type="string">
            <text:p>Kto otrzymuje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9" table:formula="of:=COUNTIF([.$H$5:.$H$28]; [.J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498" calcext:value-type="float">
            <text:p>498</text:p>
          </table:table-cell>
          <table:table-cell table:formula="of:=[.C2]" office:value-type="float" office:value="94" calcext:value-type="float">
            <text:p>94</text:p>
          </table:table-cell>
          <table:table-cell table:formula="of:=[.D2]" office:value-type="float" office:value="265" calcext:value-type="float">
            <text:p>265</text:p>
          </table:table-cell>
          <table:table-cell table:formula="of:=[.E2]" office:value-type="float" office:value="248" calcext:value-type="float">
            <text:p>248</text:p>
          </table:table-cell>
          <table:table-cell table:formula="of:=[.F2]" office:value-type="float" office:value="257" calcext:value-type="float">
            <text:p>257</text:p>
          </table:table-cell>
          <table:table-cell table:formula="of:=[.G2]" office:value-type="float" office:value="159" calcext:value-type="float">
            <text:p>159</text:p>
          </table:table-cell>
          <table:table-cell table:formula="of:=INDEX([.$B$1:.G1]; 1; MATCH(MAX([.B5:.G5]); [.B5:.G5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9" table:formula="of:=COUNTIF([.$H$5:.$H$28]; [.J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 / (COUNTIF([.$H$5:.$H5]; [.B$1]) + 1)" office:value-type="float" office:value="249" calcext:value-type="float">
            <text:p>249</text:p>
          </table:table-cell>
          <table:table-cell table:formula="of:=[.C$2] / (COUNTIF([.$H$5:.$H5]; [.C$1]) + 1)" office:value-type="float" office:value="94" calcext:value-type="float">
            <text:p>94</text:p>
          </table:table-cell>
          <table:table-cell table:formula="of:=[.D$2] / (COUNTIF([.$H$5:.$H5]; [.D$1]) + 1)" office:value-type="float" office:value="265" calcext:value-type="float">
            <text:p>265</text:p>
          </table:table-cell>
          <table:table-cell table:formula="of:=[.E$2] / (COUNTIF([.$H$5:.$H5]; [.E$1]) + 1)" office:value-type="float" office:value="248" calcext:value-type="float">
            <text:p>248</text:p>
          </table:table-cell>
          <table:table-cell table:formula="of:=[.F$2] / (COUNTIF([.$H$5:.$H5]; [.F$1]) + 1)" office:value-type="float" office:value="257" calcext:value-type="float">
            <text:p>257</text:p>
          </table:table-cell>
          <table:table-cell table:formula="of:=[.G$2] / (COUNTIF([.$H$5:.$H5]; [.G$1]) + 1)" office:value-type="float" office:value="159" calcext:value-type="float">
            <text:p>159</text:p>
          </table:table-cell>
          <table:table-cell table:formula="of:=INDEX([.$B$1:.G2]; 1; MATCH(MAX([.B6:.G6]); [.B6:.G6]; 0))" office:value-type="string" office:string-value="C" calcext:value-type="string">
            <text:p>C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9" table:formula="of:=COUNTIF([.$H$5:.$H$28]; [.J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 / (COUNTIF([.$H$5:.$H6]; [.B$1]) + 1)" office:value-type="float" office:value="249" calcext:value-type="float">
            <text:p>249</text:p>
          </table:table-cell>
          <table:table-cell table:formula="of:=[.C$2] / (COUNTIF([.$H$5:.$H6]; [.C$1]) + 1)" office:value-type="float" office:value="94" calcext:value-type="float">
            <text:p>94</text:p>
          </table:table-cell>
          <table:table-cell table:formula="of:=[.D$2] / (COUNTIF([.$H$5:.$H6]; [.D$1]) + 1)" office:value-type="float" office:value="132.5" calcext:value-type="float">
            <text:p>132,5</text:p>
          </table:table-cell>
          <table:table-cell table:formula="of:=[.E$2] / (COUNTIF([.$H$5:.$H6]; [.E$1]) + 1)" office:value-type="float" office:value="248" calcext:value-type="float">
            <text:p>248</text:p>
          </table:table-cell>
          <table:table-cell table:formula="of:=[.F$2] / (COUNTIF([.$H$5:.$H6]; [.F$1]) + 1)" office:value-type="float" office:value="257" calcext:value-type="float">
            <text:p>257</text:p>
          </table:table-cell>
          <table:table-cell table:formula="of:=[.G$2] / (COUNTIF([.$H$5:.$H6]; [.G$1]) + 1)" office:value-type="float" office:value="159" calcext:value-type="float">
            <text:p>159</text:p>
          </table:table-cell>
          <table:table-cell table:formula="of:=INDEX([.$B$1:.G3]; 1; MATCH(MAX([.B7:.G7]); [.B7:.G7]; 0))" office:value-type="string" office:string-value="E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9" table:formula="of:=COUNTIF([.$H$5:.$H$28]; [.J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 / (COUNTIF([.$H$5:.$H7]; [.B$1]) + 1)" office:value-type="float" office:value="249" calcext:value-type="float">
            <text:p>249</text:p>
          </table:table-cell>
          <table:table-cell table:formula="of:=[.C$2] / (COUNTIF([.$H$5:.$H7]; [.C$1]) + 1)" office:value-type="float" office:value="94" calcext:value-type="float">
            <text:p>94</text:p>
          </table:table-cell>
          <table:table-cell table:formula="of:=[.D$2] / (COUNTIF([.$H$5:.$H7]; [.D$1]) + 1)" office:value-type="float" office:value="132.5" calcext:value-type="float">
            <text:p>132,5</text:p>
          </table:table-cell>
          <table:table-cell table:formula="of:=[.E$2] / (COUNTIF([.$H$5:.$H7]; [.E$1]) + 1)" office:value-type="float" office:value="248" calcext:value-type="float">
            <text:p>248</text:p>
          </table:table-cell>
          <table:table-cell table:formula="of:=[.F$2] / (COUNTIF([.$H$5:.$H7]; [.F$1]) + 1)" office:value-type="float" office:value="128.5" calcext:value-type="float">
            <text:p>128,5</text:p>
          </table:table-cell>
          <table:table-cell table:formula="of:=[.G$2] / (COUNTIF([.$H$5:.$H7]; [.G$1]) + 1)" office:value-type="float" office:value="159" calcext:value-type="float">
            <text:p>159</text:p>
          </table:table-cell>
          <table:table-cell table:formula="of:=INDEX([.$B$1:.G4]; 1; MATCH(MAX([.B8:.G8]); [.B8:.G8]; 0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9" table:formula="of:=COUNTIF([.$H$5:.$H$28]; [.J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 / (COUNTIF([.$H$5:.$H8]; [.B$1]) + 1)" office:value-type="float" office:value="166" calcext:value-type="float">
            <text:p>166</text:p>
          </table:table-cell>
          <table:table-cell table:formula="of:=[.C$2] / (COUNTIF([.$H$5:.$H8]; [.C$1]) + 1)" office:value-type="float" office:value="94" calcext:value-type="float">
            <text:p>94</text:p>
          </table:table-cell>
          <table:table-cell table:formula="of:=[.D$2] / (COUNTIF([.$H$5:.$H8]; [.D$1]) + 1)" office:value-type="float" office:value="132.5" calcext:value-type="float">
            <text:p>132,5</text:p>
          </table:table-cell>
          <table:table-cell table:formula="of:=[.E$2] / (COUNTIF([.$H$5:.$H8]; [.E$1]) + 1)" office:value-type="float" office:value="248" calcext:value-type="float">
            <text:p>248</text:p>
          </table:table-cell>
          <table:table-cell table:formula="of:=[.F$2] / (COUNTIF([.$H$5:.$H8]; [.F$1]) + 1)" office:value-type="float" office:value="128.5" calcext:value-type="float">
            <text:p>128,5</text:p>
          </table:table-cell>
          <table:table-cell table:formula="of:=[.G$2] / (COUNTIF([.$H$5:.$H8]; [.G$1]) + 1)" office:value-type="float" office:value="159" calcext:value-type="float">
            <text:p>159</text:p>
          </table:table-cell>
          <table:table-cell table:formula="of:=INDEX([.$B$1:.G5]; 1; MATCH(MAX([.B9:.G9]); [.B9:.G9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 / (COUNTIF([.$H$5:.$H9]; [.B$1]) + 1)" office:value-type="float" office:value="166" calcext:value-type="float">
            <text:p>166</text:p>
          </table:table-cell>
          <table:table-cell table:formula="of:=[.C$2] / (COUNTIF([.$H$5:.$H9]; [.C$1]) + 1)" office:value-type="float" office:value="94" calcext:value-type="float">
            <text:p>94</text:p>
          </table:table-cell>
          <table:table-cell table:formula="of:=[.D$2] / (COUNTIF([.$H$5:.$H9]; [.D$1]) + 1)" office:value-type="float" office:value="132.5" calcext:value-type="float">
            <text:p>132,5</text:p>
          </table:table-cell>
          <table:table-cell table:formula="of:=[.E$2] / (COUNTIF([.$H$5:.$H9]; [.E$1]) + 1)" office:value-type="float" office:value="124" calcext:value-type="float">
            <text:p>124</text:p>
          </table:table-cell>
          <table:table-cell table:formula="of:=[.F$2] / (COUNTIF([.$H$5:.$H9]; [.F$1]) + 1)" office:value-type="float" office:value="128.5" calcext:value-type="float">
            <text:p>128,5</text:p>
          </table:table-cell>
          <table:table-cell table:formula="of:=[.G$2] / (COUNTIF([.$H$5:.$H9]; [.G$1]) + 1)" office:value-type="float" office:value="159" calcext:value-type="float">
            <text:p>159</text:p>
          </table:table-cell>
          <table:table-cell table:formula="of:=INDEX([.$B$1:.G6]; 1; MATCH(MAX([.B10:.G10]); [.B10:.G1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 / (COUNTIF([.$H$5:.$H10]; [.B$1]) + 1)" office:value-type="float" office:value="124.5" calcext:value-type="float">
            <text:p>124,5</text:p>
          </table:table-cell>
          <table:table-cell table:formula="of:=[.C$2] / (COUNTIF([.$H$5:.$H10]; [.C$1]) + 1)" office:value-type="float" office:value="94" calcext:value-type="float">
            <text:p>94</text:p>
          </table:table-cell>
          <table:table-cell table:formula="of:=[.D$2] / (COUNTIF([.$H$5:.$H10]; [.D$1]) + 1)" office:value-type="float" office:value="132.5" calcext:value-type="float">
            <text:p>132,5</text:p>
          </table:table-cell>
          <table:table-cell table:formula="of:=[.E$2] / (COUNTIF([.$H$5:.$H10]; [.E$1]) + 1)" office:value-type="float" office:value="124" calcext:value-type="float">
            <text:p>124</text:p>
          </table:table-cell>
          <table:table-cell table:formula="of:=[.F$2] / (COUNTIF([.$H$5:.$H10]; [.F$1]) + 1)" office:value-type="float" office:value="128.5" calcext:value-type="float">
            <text:p>128,5</text:p>
          </table:table-cell>
          <table:table-cell table:formula="of:=[.G$2] / (COUNTIF([.$H$5:.$H10]; [.G$1]) + 1)" office:value-type="float" office:value="159" calcext:value-type="float">
            <text:p>159</text:p>
          </table:table-cell>
          <table:table-cell table:formula="of:=INDEX([.$B$1:.G7]; 1; MATCH(MAX([.B11:.G11]); [.B11:.G11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 / (COUNTIF([.$H$5:.$H11]; [.B$1]) + 1)" office:value-type="float" office:value="124.5" calcext:value-type="float">
            <text:p>124,5</text:p>
          </table:table-cell>
          <table:table-cell table:formula="of:=[.C$2] / (COUNTIF([.$H$5:.$H11]; [.C$1]) + 1)" office:value-type="float" office:value="94" calcext:value-type="float">
            <text:p>94</text:p>
          </table:table-cell>
          <table:table-cell table:formula="of:=[.D$2] / (COUNTIF([.$H$5:.$H11]; [.D$1]) + 1)" office:value-type="float" office:value="132.5" calcext:value-type="float">
            <text:p>132,5</text:p>
          </table:table-cell>
          <table:table-cell table:formula="of:=[.E$2] / (COUNTIF([.$H$5:.$H11]; [.E$1]) + 1)" office:value-type="float" office:value="124" calcext:value-type="float">
            <text:p>124</text:p>
          </table:table-cell>
          <table:table-cell table:formula="of:=[.F$2] / (COUNTIF([.$H$5:.$H11]; [.F$1]) + 1)" office:value-type="float" office:value="128.5" calcext:value-type="float">
            <text:p>128,5</text:p>
          </table:table-cell>
          <table:table-cell table:formula="of:=[.G$2] / (COUNTIF([.$H$5:.$H11]; [.G$1]) + 1)" office:value-type="float" office:value="79.5" calcext:value-type="float">
            <text:p>79,5</text:p>
          </table:table-cell>
          <table:table-cell table:formula="of:=INDEX([.$B$1:.G8]; 1; MATCH(MAX([.B12:.G12]); [.B12:.G12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 / (COUNTIF([.$H$5:.$H12]; [.B$1]) + 1)" office:value-type="float" office:value="124.5" calcext:value-type="float">
            <text:p>124,5</text:p>
          </table:table-cell>
          <table:table-cell table:formula="of:=[.C$2] / (COUNTIF([.$H$5:.$H12]; [.C$1]) + 1)" office:value-type="float" office:value="94" calcext:value-type="float">
            <text:p>94</text:p>
          </table:table-cell>
          <table:table-cell table:formula="of:=[.D$2] / (COUNTIF([.$H$5:.$H12]; [.D$1]) + 1)" office:value-type="float" office:value="88.3333333333333" calcext:value-type="float">
            <text:p>88,3333333333333</text:p>
          </table:table-cell>
          <table:table-cell table:formula="of:=[.E$2] / (COUNTIF([.$H$5:.$H12]; [.E$1]) + 1)" office:value-type="float" office:value="124" calcext:value-type="float">
            <text:p>124</text:p>
          </table:table-cell>
          <table:table-cell table:formula="of:=[.F$2] / (COUNTIF([.$H$5:.$H12]; [.F$1]) + 1)" office:value-type="float" office:value="128.5" calcext:value-type="float">
            <text:p>128,5</text:p>
          </table:table-cell>
          <table:table-cell table:formula="of:=[.G$2] / (COUNTIF([.$H$5:.$H12]; [.G$1]) + 1)" office:value-type="float" office:value="79.5" calcext:value-type="float">
            <text:p>79,5</text:p>
          </table:table-cell>
          <table:table-cell table:formula="of:=INDEX([.$B$1:.G9]; 1; MATCH(MAX([.B13:.G13]); [.B13:.G13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 / (COUNTIF([.$H$5:.$H13]; [.B$1]) + 1)" office:value-type="float" office:value="124.5" calcext:value-type="float">
            <text:p>124,5</text:p>
          </table:table-cell>
          <table:table-cell table:formula="of:=[.C$2] / (COUNTIF([.$H$5:.$H13]; [.C$1]) + 1)" office:value-type="float" office:value="94" calcext:value-type="float">
            <text:p>94</text:p>
          </table:table-cell>
          <table:table-cell table:formula="of:=[.D$2] / (COUNTIF([.$H$5:.$H13]; [.D$1]) + 1)" office:value-type="float" office:value="88.3333333333333" calcext:value-type="float">
            <text:p>88,3333333333333</text:p>
          </table:table-cell>
          <table:table-cell table:formula="of:=[.E$2] / (COUNTIF([.$H$5:.$H13]; [.E$1]) + 1)" office:value-type="float" office:value="124" calcext:value-type="float">
            <text:p>124</text:p>
          </table:table-cell>
          <table:table-cell table:formula="of:=[.F$2] / (COUNTIF([.$H$5:.$H13]; [.F$1]) + 1)" office:value-type="float" office:value="85.6666666666667" calcext:value-type="float">
            <text:p>85,6666666666667</text:p>
          </table:table-cell>
          <table:table-cell table:formula="of:=[.G$2] / (COUNTIF([.$H$5:.$H13]; [.G$1]) + 1)" office:value-type="float" office:value="79.5" calcext:value-type="float">
            <text:p>79,5</text:p>
          </table:table-cell>
          <table:table-cell table:formula="of:=INDEX([.$B$1:.G10]; 1; MATCH(MAX([.B14:.G14]); [.B14:.G14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 / (COUNTIF([.$H$5:.$H14]; [.B$1]) + 1)" office:value-type="float" office:value="99.6" calcext:value-type="float">
            <text:p>99,6</text:p>
          </table:table-cell>
          <table:table-cell table:formula="of:=[.C$2] / (COUNTIF([.$H$5:.$H14]; [.C$1]) + 1)" office:value-type="float" office:value="94" calcext:value-type="float">
            <text:p>94</text:p>
          </table:table-cell>
          <table:table-cell table:formula="of:=[.D$2] / (COUNTIF([.$H$5:.$H14]; [.D$1]) + 1)" office:value-type="float" office:value="88.3333333333333" calcext:value-type="float">
            <text:p>88,3333333333333</text:p>
          </table:table-cell>
          <table:table-cell table:formula="of:=[.E$2] / (COUNTIF([.$H$5:.$H14]; [.E$1]) + 1)" office:value-type="float" office:value="124" calcext:value-type="float">
            <text:p>124</text:p>
          </table:table-cell>
          <table:table-cell table:formula="of:=[.F$2] / (COUNTIF([.$H$5:.$H14]; [.F$1]) + 1)" office:value-type="float" office:value="85.6666666666667" calcext:value-type="float">
            <text:p>85,6666666666667</text:p>
          </table:table-cell>
          <table:table-cell table:formula="of:=[.G$2] / (COUNTIF([.$H$5:.$H14]; [.G$1]) + 1)" office:value-type="float" office:value="79.5" calcext:value-type="float">
            <text:p>79,5</text:p>
          </table:table-cell>
          <table:table-cell table:formula="of:=INDEX([.$B$1:.G11]; 1; MATCH(MAX([.B15:.G15]); [.B15:.G15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 / (COUNTIF([.$H$5:.$H15]; [.B$1]) + 1)" office:value-type="float" office:value="99.6" calcext:value-type="float">
            <text:p>99,6</text:p>
          </table:table-cell>
          <table:table-cell table:formula="of:=[.C$2] / (COUNTIF([.$H$5:.$H15]; [.C$1]) + 1)" office:value-type="float" office:value="94" calcext:value-type="float">
            <text:p>94</text:p>
          </table:table-cell>
          <table:table-cell table:formula="of:=[.D$2] / (COUNTIF([.$H$5:.$H15]; [.D$1]) + 1)" office:value-type="float" office:value="88.3333333333333" calcext:value-type="float">
            <text:p>88,3333333333333</text:p>
          </table:table-cell>
          <table:table-cell table:formula="of:=[.E$2] / (COUNTIF([.$H$5:.$H15]; [.E$1]) + 1)" office:value-type="float" office:value="82.6666666666667" calcext:value-type="float">
            <text:p>82,6666666666667</text:p>
          </table:table-cell>
          <table:table-cell table:formula="of:=[.F$2] / (COUNTIF([.$H$5:.$H15]; [.F$1]) + 1)" office:value-type="float" office:value="85.6666666666667" calcext:value-type="float">
            <text:p>85,6666666666667</text:p>
          </table:table-cell>
          <table:table-cell table:formula="of:=[.G$2] / (COUNTIF([.$H$5:.$H15]; [.G$1]) + 1)" office:value-type="float" office:value="79.5" calcext:value-type="float">
            <text:p>79,5</text:p>
          </table:table-cell>
          <table:table-cell table:formula="of:=INDEX([.$B$1:.G12]; 1; MATCH(MAX([.B16:.G16]); [.B16:.G1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 / (COUNTIF([.$H$5:.$H16]; [.B$1]) + 1)" office:value-type="float" office:value="83" calcext:value-type="float">
            <text:p>83</text:p>
          </table:table-cell>
          <table:table-cell table:formula="of:=[.C$2] / (COUNTIF([.$H$5:.$H16]; [.C$1]) + 1)" office:value-type="float" office:value="94" calcext:value-type="float">
            <text:p>94</text:p>
          </table:table-cell>
          <table:table-cell table:formula="of:=[.D$2] / (COUNTIF([.$H$5:.$H16]; [.D$1]) + 1)" office:value-type="float" office:value="88.3333333333333" calcext:value-type="float">
            <text:p>88,3333333333333</text:p>
          </table:table-cell>
          <table:table-cell table:formula="of:=[.E$2] / (COUNTIF([.$H$5:.$H16]; [.E$1]) + 1)" office:value-type="float" office:value="82.6666666666667" calcext:value-type="float">
            <text:p>82,6666666666667</text:p>
          </table:table-cell>
          <table:table-cell table:formula="of:=[.F$2] / (COUNTIF([.$H$5:.$H16]; [.F$1]) + 1)" office:value-type="float" office:value="85.6666666666667" calcext:value-type="float">
            <text:p>85,6666666666667</text:p>
          </table:table-cell>
          <table:table-cell table:formula="of:=[.G$2] / (COUNTIF([.$H$5:.$H16]; [.G$1]) + 1)" office:value-type="float" office:value="79.5" calcext:value-type="float">
            <text:p>79,5</text:p>
          </table:table-cell>
          <table:table-cell table:formula="of:=INDEX([.$B$1:.G13]; 1; MATCH(MAX([.B17:.G17]); [.B17:.G17]; 0)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 / (COUNTIF([.$H$5:.$H17]; [.B$1]) + 1)" office:value-type="float" office:value="83" calcext:value-type="float">
            <text:p>83</text:p>
          </table:table-cell>
          <table:table-cell table:formula="of:=[.C$2] / (COUNTIF([.$H$5:.$H17]; [.C$1]) + 1)" office:value-type="float" office:value="47" calcext:value-type="float">
            <text:p>47</text:p>
          </table:table-cell>
          <table:table-cell table:formula="of:=[.D$2] / (COUNTIF([.$H$5:.$H17]; [.D$1]) + 1)" office:value-type="float" office:value="88.3333333333333" calcext:value-type="float">
            <text:p>88,3333333333333</text:p>
          </table:table-cell>
          <table:table-cell table:formula="of:=[.E$2] / (COUNTIF([.$H$5:.$H17]; [.E$1]) + 1)" office:value-type="float" office:value="82.6666666666667" calcext:value-type="float">
            <text:p>82,6666666666667</text:p>
          </table:table-cell>
          <table:table-cell table:formula="of:=[.F$2] / (COUNTIF([.$H$5:.$H17]; [.F$1]) + 1)" office:value-type="float" office:value="85.6666666666667" calcext:value-type="float">
            <text:p>85,6666666666667</text:p>
          </table:table-cell>
          <table:table-cell table:formula="of:=[.G$2] / (COUNTIF([.$H$5:.$H17]; [.G$1]) + 1)" office:value-type="float" office:value="79.5" calcext:value-type="float">
            <text:p>79,5</text:p>
          </table:table-cell>
          <table:table-cell table:formula="of:=INDEX([.$B$1:.G14]; 1; MATCH(MAX([.B18:.G18]); [.B18:.G18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 / (COUNTIF([.$H$5:.$H18]; [.B$1]) + 1)" office:value-type="float" office:value="83" calcext:value-type="float">
            <text:p>83</text:p>
          </table:table-cell>
          <table:table-cell table:formula="of:=[.C$2] / (COUNTIF([.$H$5:.$H18]; [.C$1]) + 1)" office:value-type="float" office:value="47" calcext:value-type="float">
            <text:p>47</text:p>
          </table:table-cell>
          <table:table-cell table:formula="of:=[.D$2] / (COUNTIF([.$H$5:.$H18]; [.D$1]) + 1)" office:value-type="float" office:value="66.25" calcext:value-type="float">
            <text:p>66,25</text:p>
          </table:table-cell>
          <table:table-cell table:formula="of:=[.E$2] / (COUNTIF([.$H$5:.$H18]; [.E$1]) + 1)" office:value-type="float" office:value="82.6666666666667" calcext:value-type="float">
            <text:p>82,6666666666667</text:p>
          </table:table-cell>
          <table:table-cell table:formula="of:=[.F$2] / (COUNTIF([.$H$5:.$H18]; [.F$1]) + 1)" office:value-type="float" office:value="85.6666666666667" calcext:value-type="float">
            <text:p>85,6666666666667</text:p>
          </table:table-cell>
          <table:table-cell table:formula="of:=[.G$2] / (COUNTIF([.$H$5:.$H18]; [.G$1]) + 1)" office:value-type="float" office:value="79.5" calcext:value-type="float">
            <text:p>79,5</text:p>
          </table:table-cell>
          <table:table-cell table:formula="of:=INDEX([.$B$1:.G15]; 1; MATCH(MAX([.B19:.G19]); [.B19:.G19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 / (COUNTIF([.$H$5:.$H19]; [.B$1]) + 1)" office:value-type="float" office:value="83" calcext:value-type="float">
            <text:p>83</text:p>
          </table:table-cell>
          <table:table-cell table:formula="of:=[.C$2] / (COUNTIF([.$H$5:.$H19]; [.C$1]) + 1)" office:value-type="float" office:value="47" calcext:value-type="float">
            <text:p>47</text:p>
          </table:table-cell>
          <table:table-cell table:formula="of:=[.D$2] / (COUNTIF([.$H$5:.$H19]; [.D$1]) + 1)" office:value-type="float" office:value="66.25" calcext:value-type="float">
            <text:p>66,25</text:p>
          </table:table-cell>
          <table:table-cell table:formula="of:=[.E$2] / (COUNTIF([.$H$5:.$H19]; [.E$1]) + 1)" office:value-type="float" office:value="82.6666666666667" calcext:value-type="float">
            <text:p>82,6666666666667</text:p>
          </table:table-cell>
          <table:table-cell table:formula="of:=[.F$2] / (COUNTIF([.$H$5:.$H19]; [.F$1]) + 1)" office:value-type="float" office:value="64.25" calcext:value-type="float">
            <text:p>64,25</text:p>
          </table:table-cell>
          <table:table-cell table:formula="of:=[.G$2] / (COUNTIF([.$H$5:.$H19]; [.G$1]) + 1)" office:value-type="float" office:value="79.5" calcext:value-type="float">
            <text:p>79,5</text:p>
          </table:table-cell>
          <table:table-cell table:formula="of:=INDEX([.$B$1:.G16]; 1; MATCH(MAX([.B20:.G20]); [.B20:.G20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 / (COUNTIF([.$H$5:.$H20]; [.B$1]) + 1)" office:value-type="float" office:value="71.1428571428571" calcext:value-type="float">
            <text:p>71,1428571428571</text:p>
          </table:table-cell>
          <table:table-cell table:formula="of:=[.C$2] / (COUNTIF([.$H$5:.$H20]; [.C$1]) + 1)" office:value-type="float" office:value="47" calcext:value-type="float">
            <text:p>47</text:p>
          </table:table-cell>
          <table:table-cell table:formula="of:=[.D$2] / (COUNTIF([.$H$5:.$H20]; [.D$1]) + 1)" office:value-type="float" office:value="66.25" calcext:value-type="float">
            <text:p>66,25</text:p>
          </table:table-cell>
          <table:table-cell table:formula="of:=[.E$2] / (COUNTIF([.$H$5:.$H20]; [.E$1]) + 1)" office:value-type="float" office:value="82.6666666666667" calcext:value-type="float">
            <text:p>82,6666666666667</text:p>
          </table:table-cell>
          <table:table-cell table:formula="of:=[.F$2] / (COUNTIF([.$H$5:.$H20]; [.F$1]) + 1)" office:value-type="float" office:value="64.25" calcext:value-type="float">
            <text:p>64,25</text:p>
          </table:table-cell>
          <table:table-cell table:formula="of:=[.G$2] / (COUNTIF([.$H$5:.$H20]; [.G$1]) + 1)" office:value-type="float" office:value="79.5" calcext:value-type="float">
            <text:p>79,5</text:p>
          </table:table-cell>
          <table:table-cell table:formula="of:=INDEX([.$B$1:.G17]; 1; MATCH(MAX([.B21:.G21]); [.B21:.G21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 / (COUNTIF([.$H$5:.$H21]; [.B$1]) + 1)" office:value-type="float" office:value="71.1428571428571" calcext:value-type="float">
            <text:p>71,1428571428571</text:p>
          </table:table-cell>
          <table:table-cell table:formula="of:=[.C$2] / (COUNTIF([.$H$5:.$H21]; [.C$1]) + 1)" office:value-type="float" office:value="47" calcext:value-type="float">
            <text:p>47</text:p>
          </table:table-cell>
          <table:table-cell table:formula="of:=[.D$2] / (COUNTIF([.$H$5:.$H21]; [.D$1]) + 1)" office:value-type="float" office:value="66.25" calcext:value-type="float">
            <text:p>66,25</text:p>
          </table:table-cell>
          <table:table-cell table:formula="of:=[.E$2] / (COUNTIF([.$H$5:.$H21]; [.E$1]) + 1)" office:value-type="float" office:value="62" calcext:value-type="float">
            <text:p>62</text:p>
          </table:table-cell>
          <table:table-cell table:formula="of:=[.F$2] / (COUNTIF([.$H$5:.$H21]; [.F$1]) + 1)" office:value-type="float" office:value="64.25" calcext:value-type="float">
            <text:p>64,25</text:p>
          </table:table-cell>
          <table:table-cell table:formula="of:=[.G$2] / (COUNTIF([.$H$5:.$H21]; [.G$1]) + 1)" office:value-type="float" office:value="79.5" calcext:value-type="float">
            <text:p>79,5</text:p>
          </table:table-cell>
          <table:table-cell table:formula="of:=INDEX([.$B$1:.G18]; 1; MATCH(MAX([.B22:.G22]); [.B22:.G22]; 0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 / (COUNTIF([.$H$5:.$H22]; [.B$1]) + 1)" office:value-type="float" office:value="71.1428571428571" calcext:value-type="float">
            <text:p>71,1428571428571</text:p>
          </table:table-cell>
          <table:table-cell table:formula="of:=[.C$2] / (COUNTIF([.$H$5:.$H22]; [.C$1]) + 1)" office:value-type="float" office:value="47" calcext:value-type="float">
            <text:p>47</text:p>
          </table:table-cell>
          <table:table-cell table:formula="of:=[.D$2] / (COUNTIF([.$H$5:.$H22]; [.D$1]) + 1)" office:value-type="float" office:value="66.25" calcext:value-type="float">
            <text:p>66,25</text:p>
          </table:table-cell>
          <table:table-cell table:formula="of:=[.E$2] / (COUNTIF([.$H$5:.$H22]; [.E$1]) + 1)" office:value-type="float" office:value="62" calcext:value-type="float">
            <text:p>62</text:p>
          </table:table-cell>
          <table:table-cell table:formula="of:=[.F$2] / (COUNTIF([.$H$5:.$H22]; [.F$1]) + 1)" office:value-type="float" office:value="64.25" calcext:value-type="float">
            <text:p>64,25</text:p>
          </table:table-cell>
          <table:table-cell table:formula="of:=[.G$2] / (COUNTIF([.$H$5:.$H22]; [.G$1]) + 1)" office:value-type="float" office:value="53" calcext:value-type="float">
            <text:p>53</text:p>
          </table:table-cell>
          <table:table-cell table:formula="of:=INDEX([.$B$1:.G19]; 1; MATCH(MAX([.B23:.G23]); [.B23:.G23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 / (COUNTIF([.$H$5:.$H23]; [.B$1]) + 1)" office:value-type="float" office:value="62.25" calcext:value-type="float">
            <text:p>62,25</text:p>
          </table:table-cell>
          <table:table-cell table:formula="of:=[.C$2] / (COUNTIF([.$H$5:.$H23]; [.C$1]) + 1)" office:value-type="float" office:value="47" calcext:value-type="float">
            <text:p>47</text:p>
          </table:table-cell>
          <table:table-cell table:formula="of:=[.D$2] / (COUNTIF([.$H$5:.$H23]; [.D$1]) + 1)" office:value-type="float" office:value="66.25" calcext:value-type="float">
            <text:p>66,25</text:p>
          </table:table-cell>
          <table:table-cell table:formula="of:=[.E$2] / (COUNTIF([.$H$5:.$H23]; [.E$1]) + 1)" office:value-type="float" office:value="62" calcext:value-type="float">
            <text:p>62</text:p>
          </table:table-cell>
          <table:table-cell table:formula="of:=[.F$2] / (COUNTIF([.$H$5:.$H23]; [.F$1]) + 1)" office:value-type="float" office:value="64.25" calcext:value-type="float">
            <text:p>64,25</text:p>
          </table:table-cell>
          <table:table-cell table:formula="of:=[.G$2] / (COUNTIF([.$H$5:.$H23]; [.G$1]) + 1)" office:value-type="float" office:value="53" calcext:value-type="float">
            <text:p>53</text:p>
          </table:table-cell>
          <table:table-cell table:formula="of:=INDEX([.$B$1:.G20]; 1; MATCH(MAX([.B24:.G24]); [.B24:.G24]; 0)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 / (COUNTIF([.$H$5:.$H24]; [.B$1]) + 1)" office:value-type="float" office:value="62.25" calcext:value-type="float">
            <text:p>62,25</text:p>
          </table:table-cell>
          <table:table-cell table:formula="of:=[.C$2] / (COUNTIF([.$H$5:.$H24]; [.C$1]) + 1)" office:value-type="float" office:value="47" calcext:value-type="float">
            <text:p>47</text:p>
          </table:table-cell>
          <table:table-cell table:formula="of:=[.D$2] / (COUNTIF([.$H$5:.$H24]; [.D$1]) + 1)" office:value-type="float" office:value="53" calcext:value-type="float">
            <text:p>53</text:p>
          </table:table-cell>
          <table:table-cell table:formula="of:=[.E$2] / (COUNTIF([.$H$5:.$H24]; [.E$1]) + 1)" office:value-type="float" office:value="62" calcext:value-type="float">
            <text:p>62</text:p>
          </table:table-cell>
          <table:table-cell table:formula="of:=[.F$2] / (COUNTIF([.$H$5:.$H24]; [.F$1]) + 1)" office:value-type="float" office:value="64.25" calcext:value-type="float">
            <text:p>64,25</text:p>
          </table:table-cell>
          <table:table-cell table:formula="of:=[.G$2] / (COUNTIF([.$H$5:.$H24]; [.G$1]) + 1)" office:value-type="float" office:value="53" calcext:value-type="float">
            <text:p>53</text:p>
          </table:table-cell>
          <table:table-cell table:formula="of:=INDEX([.$B$1:.G21]; 1; MATCH(MAX([.B25:.G25]); [.B25:.G25]; 0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 / (COUNTIF([.$H$5:.$H25]; [.B$1]) + 1)" office:value-type="float" office:value="62.25" calcext:value-type="float">
            <text:p>62,25</text:p>
          </table:table-cell>
          <table:table-cell table:formula="of:=[.C$2] / (COUNTIF([.$H$5:.$H25]; [.C$1]) + 1)" office:value-type="float" office:value="47" calcext:value-type="float">
            <text:p>47</text:p>
          </table:table-cell>
          <table:table-cell table:formula="of:=[.D$2] / (COUNTIF([.$H$5:.$H25]; [.D$1]) + 1)" office:value-type="float" office:value="53" calcext:value-type="float">
            <text:p>53</text:p>
          </table:table-cell>
          <table:table-cell table:formula="of:=[.E$2] / (COUNTIF([.$H$5:.$H25]; [.E$1]) + 1)" office:value-type="float" office:value="62" calcext:value-type="float">
            <text:p>62</text:p>
          </table:table-cell>
          <table:table-cell table:formula="of:=[.F$2] / (COUNTIF([.$H$5:.$H25]; [.F$1]) + 1)" office:value-type="float" office:value="51.4" calcext:value-type="float">
            <text:p>51,4</text:p>
          </table:table-cell>
          <table:table-cell table:formula="of:=[.G$2] / (COUNTIF([.$H$5:.$H25]; [.G$1]) + 1)" office:value-type="float" office:value="53" calcext:value-type="float">
            <text:p>53</text:p>
          </table:table-cell>
          <table:table-cell table:formula="of:=INDEX([.$B$1:.G22]; 1; MATCH(MAX([.B26:.G26]); [.B26:.G26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 / (COUNTIF([.$H$5:.$H26]; [.B$1]) + 1)" office:value-type="float" office:value="55.3333333333333" calcext:value-type="float">
            <text:p>55,3333333333333</text:p>
          </table:table-cell>
          <table:table-cell table:formula="of:=[.C$2] / (COUNTIF([.$H$5:.$H26]; [.C$1]) + 1)" office:value-type="float" office:value="47" calcext:value-type="float">
            <text:p>47</text:p>
          </table:table-cell>
          <table:table-cell table:formula="of:=[.D$2] / (COUNTIF([.$H$5:.$H26]; [.D$1]) + 1)" office:value-type="float" office:value="53" calcext:value-type="float">
            <text:p>53</text:p>
          </table:table-cell>
          <table:table-cell table:formula="of:=[.E$2] / (COUNTIF([.$H$5:.$H26]; [.E$1]) + 1)" office:value-type="float" office:value="62" calcext:value-type="float">
            <text:p>62</text:p>
          </table:table-cell>
          <table:table-cell table:formula="of:=[.F$2] / (COUNTIF([.$H$5:.$H26]; [.F$1]) + 1)" office:value-type="float" office:value="51.4" calcext:value-type="float">
            <text:p>51,4</text:p>
          </table:table-cell>
          <table:table-cell table:formula="of:=[.G$2] / (COUNTIF([.$H$5:.$H26]; [.G$1]) + 1)" office:value-type="float" office:value="53" calcext:value-type="float">
            <text:p>53</text:p>
          </table:table-cell>
          <table:table-cell table:formula="of:=INDEX([.$B$1:.G23]; 1; MATCH(MAX([.B27:.G27]); [.B27:.G27]; 0)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 / (COUNTIF([.$H$5:.$H27]; [.B$1]) + 1)" office:value-type="float" office:value="55.3333333333333" calcext:value-type="float">
            <text:p>55,3333333333333</text:p>
          </table:table-cell>
          <table:table-cell table:formula="of:=[.C$2] / (COUNTIF([.$H$5:.$H27]; [.C$1]) + 1)" office:value-type="float" office:value="47" calcext:value-type="float">
            <text:p>47</text:p>
          </table:table-cell>
          <table:table-cell table:formula="of:=[.D$2] / (COUNTIF([.$H$5:.$H27]; [.D$1]) + 1)" office:value-type="float" office:value="53" calcext:value-type="float">
            <text:p>53</text:p>
          </table:table-cell>
          <table:table-cell table:formula="of:=[.E$2] / (COUNTIF([.$H$5:.$H27]; [.E$1]) + 1)" office:value-type="float" office:value="49.6" calcext:value-type="float">
            <text:p>49,6</text:p>
          </table:table-cell>
          <table:table-cell table:formula="of:=[.F$2] / (COUNTIF([.$H$5:.$H27]; [.F$1]) + 1)" office:value-type="float" office:value="51.4" calcext:value-type="float">
            <text:p>51,4</text:p>
          </table:table-cell>
          <table:table-cell table:formula="of:=[.G$2] / (COUNTIF([.$H$5:.$H27]; [.G$1]) + 1)" office:value-type="float" office:value="53" calcext:value-type="float">
            <text:p>53</text:p>
          </table:table-cell>
          <table:table-cell table:formula="of:=INDEX([.$B$1:.G24]; 1; MATCH(MAX([.B28:.G28]); [.B28:.G28]; 0)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mitet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.00.0000</text:date>, <text:time style:data-style-name="N2" text:time-value="14:38:37.91373328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6T15:01:30.435200817</dc:date>
    <meta:editing-duration>PT23M9S</meta:editing-duration>
    <meta:editing-cycles>15</meta:editing-cycles>
    <meta:generator>LibreOffice/25.8.5.2$Linux_X86_64 LibreOffice_project/580$Build-2</meta:generator>
    <meta:document-statistic meta:table-count="4" meta:cell-count="769" meta:object-count="0"/>
  </office:meta>
</office:document-meta>
</file>